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69cm" fo:padding-bottom="0.125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69cm" fo:padding-bottom="0.125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71cm" svg:stroke-color="#3a5f8b" svg:stroke-opacity="100%" draw:stroke-linejoin="round" draw:fill="solid" draw:fill-color="#4f81bd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pr1" style:family="presentation" style:parent-style-name="Titolo2-title">
      <style:graphic-properties draw:stroke="none" draw:fill="none" draw:fill-color="#ffffff" draw:textarea-horizontal-align="left" draw:textarea-vertical-align="middle" draw:auto-grow-height="false" draw:auto-grow-width="false" fo:min-height="12.639cm" fo:min-width="0cm" fo:padding-top="0cm" fo:padding-bottom="0cm" fo:padding-left="0cm" fo:padding-right="0cm" fo:wrap-option="wrap" draw:shadow-color="#808080"/>
    </style:style>
    <style:style style:name="pr2" style:family="presentation" style:parent-style-name="Titolo2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3" style:family="presentation" style:parent-style-name="Tito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line-height="133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93%" fo:text-align="center" fo:text-indent="0cm" style:line-break="strict" style:writing-mode="lr-tb"/>
    </style:style>
    <style:style style:name="P5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font-family="'Yu Gothic Medium'" style:font-family-generic="swiss" style:font-pitch="variable" fo:font-size="24pt" fo:language="it" fo:country="IT" style:font-size-asian="24pt" style:language-asian="it" style:country-asian="IT" style:font-size-complex="24pt" style:language-complex="it" style:country-complex="IT"/>
    </style:style>
    <style:style style:name="T2" style:family="text">
      <style:text-properties fo:font-family="'Yu Gothic Medium'" style:font-family-generic="swiss" style:font-pitch="variable" fo:font-size="18pt" fo:language="it" fo:country="IT" style:font-size-asian="18pt" style:language-asian="it" style:country-asian="IT" style:font-size-complex="18pt" style:language-complex="it" style:country-complex="IT"/>
    </style:style>
    <style:style style:name="T3" style:family="text">
      <style:text-properties fo:font-family="'Yu Gothic Medium'" style:font-family-generic="swiss" style:font-pitch="variable" fo:font-size="16pt" fo:language="it" fo:country="IT" style:font-size-asian="16pt" style:language-asian="it" style:country-asian="IT" style:font-size-complex="16pt" style:language-complex="it" style:country-complex="IT"/>
    </style:style>
    <style:style style:name="T4" style:family="text">
      <style:text-properties fo:color="#000000" fo:font-family="'Yu Gothic Medium'" style:font-family-generic="swiss" style:font-pitch="variable" fo:font-size="16pt" fo:language="it" fo:country="IT" style:font-size-asian="16pt" style:language-asian="it" style:country-asian="IT" style:font-size-complex="16pt" style:language-complex="it" style:country-complex="IT"/>
    </style:style>
    <style:style style:name="T5" style:family="text">
      <style:text-properties fo:color="#000000" fo:font-family="'Yu Gothic Medium'" style:font-family-generic="swiss" style:font-pitch="variable" fo:font-size="18pt" fo:language="it" fo:country="IT" style:font-size-asian="18pt" style:language-asian="it" style:country-asian="IT" style:font-size-complex="18pt" style:language-complex="it" style:country-complex="IT"/>
    </style:style>
    <style:style style:name="T6" style:family="text">
      <style:text-properties fo:color="#000000" fo:language="it" fo:country="IT" style:language-asian="it" style:country-asian="IT" style:language-complex="it" style:country-complex="IT"/>
    </style:style>
    <style:style style:name="T7" style:family="text">
      <style:text-properties fo:color="#ffffff" fo:font-family="'Yu Gothic Medium'" style:font-family-generic="swiss" style:font-pitch="variable" fo:font-size="12pt" fo:language="it" fo:country="IT" style:font-size-asian="12pt" style:language-asian="it" style:country-asian="IT" style:font-size-complex="12pt" style:language-complex="it" style:country-complex="IT"/>
    </style:style>
    <style:style style:name="T8" style:family="text">
      <style:text-properties fo:color="#ffffff" fo:font-family="'Yu Gothic Medium'" style:font-family-generic="swiss" style:font-pitch="variable" fo:font-size="14pt" fo:language="it" fo:country="IT" style:font-size-asian="14pt" style:language-asian="it" style:country-asian="IT" style:font-size-complex="14pt" style:language-complex="it" style:country-complex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olo2" presentation:presentation-page-layout-name="AL1T11">
        <office:forms form:automatic-focus="false" form:apply-design-mode="false"/>
        <draw:frame presentation:style-name="pr1" draw:text-style-name="P2" draw:layer="layout" svg:width="22.86cm" svg:height="12.638cm" svg:x="1.27cm" svg:y="0.763cm" presentation:class="title" presentation:user-transformed="true">
          <draw:text-box>
            <text:list text:style-name="L1">
              <text:list-header>
                <text:p text:style-name="P1"><text:span text:style-name="T1">Slide Algoritmo: Tipo Triangoli</text:span><text:span text:style-name="T1"><text:line-break/></text:span><text:span text:style-name="T1"><text:line-break/></text:span><text:span text:style-name="T1"> - </text:span><text:span text:style-name="T2">Analisi:</text:span><text:span text:style-name="T2"><text:line-break/></text:span><text:span text:style-name="T3">1) Inserire i tre lati di un triangolo in imput</text:span><text:span text:style-name="T4"><text:line-break/></text:span><text:span text:style-name="T4">2) Se i lati sono diversi, il triangolo è scaleno; se i lati sono uguali, il triangolo è equilatero; altrimenti, il triangolo è isoscele</text:span><text:span text:style-name="T4"><text:line-break/></text:span><text:span text:style-name="T4">3) Dare in output il tipo di triangolo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olo1" presentation:presentation-page-layout-name="AL1T11">
        <office:forms form:automatic-focus="false" form:apply-design-mode="false"/>
        <draw:line draw:style-name="gr1" draw:text-style-name="P3" draw:layer="layout" svg:x1="12.971cm" svg:y1="6.806cm" svg:x2="14.972cm" svg:y2="6.81cm">
          <text:p/>
        </draw:line>
        <draw:custom-shape draw:style-name="gr2" draw:text-style-name="P5" draw:layer="layout" svg:width="2.005cm" svg:height="1.003cm" svg:x="12.971cm" svg:y="6.299cm">
          <text:list text:style-name="L2">
            <text:list-header>
              <text:p text:style-name="P4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3" draw:layer="layout" svg:x1="11.106cm" svg:y1="16.353cm" svg:x2="11.068cm" svg:y2="1.694cm">
          <text:p/>
        </draw:line>
        <draw:line draw:style-name="gr1" draw:text-style-name="P3" draw:layer="layout" svg:x1="14.968cm" svg:y1="6.806cm" svg:x2="14.972cm" svg:y2="9.342cm">
          <text:p/>
        </draw:line>
        <draw:custom-shape draw:style-name="gr3" draw:text-style-name="P7" draw:layer="layout" svg:width="2.754cm" svg:height="1.471cm" svg:x="9.789cm" svg:y="0.6cm">
          <text:list text:style-name="L3">
            <text:list-header>
              <text:p text:style-name="P6"><text:span text:style-name="T7">STAR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311cm" svg:height="1.275cm" svg:x="9.054cm" svg:y="2.99cm">
          <text:list text:style-name="L3">
            <text:list-header>
              <text:p text:style-name="P6"><text:span text:style-name="T8">I: l1, l2, l3</text:span></text:p>
            </text:list-header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layer="layout" svg:width="4.423cm" svg:height="4.197cm" draw:transform="skewX (0.000174532925199399) rotate (0.01745329251994) translate (8.825cm 4.839cm)">
          <text:list text:style-name="L3">
            <text:list-header>
              <text:p text:style-name="P6"><text:span text:style-name="T8">l1 != l2 &amp;&amp; l2 != l3 &amp;&amp; l3 =! l1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4.832cm" svg:height="1.292cm" svg:x="12.368cm" svg:y="7.644cm">
          <text:list text:style-name="L3">
            <text:list-header>
              <text:p text:style-name="P6"><text:span text:style-name="T8">O: Scaleno</text:span></text:p>
            </text:list-header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draw:layer="layout" svg:width="2.759cm" svg:height="1.471cm" svg:x="13.697cm" svg:y="9.321cm">
          <text:list text:style-name="L3">
            <text:list-header>
              <text:p text:style-name="P6"><text:span text:style-name="T8">EN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2.916cm" svg:y1="11.581cm" svg:x2="14.917cm" svg:y2="11.586cm">
          <text:p/>
        </draw:line>
        <draw:custom-shape draw:style-name="gr8" draw:text-style-name="P5" draw:layer="layout" svg:width="2.005cm" svg:height="1.003cm" svg:x="12.916cm" svg:y="11.078cm">
          <text:list text:style-name="L2">
            <text:list-header>
              <text:p text:style-name="P4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3" draw:layer="layout" svg:x1="14.912cm" svg:y1="11.581cm" svg:x2="14.916cm" svg:y2="14.113cm">
          <text:p/>
        </draw:line>
        <draw:custom-shape draw:style-name="gr9" draw:text-style-name="P7" draw:layer="layout" svg:width="4.832cm" svg:height="1.291cm" svg:x="8.568cm" svg:y="14.6cm">
          <text:list text:style-name="L3">
            <text:list-header>
              <text:p text:style-name="P6"><text:span text:style-name="T8">O: Isoscele</text:span></text:p>
            </text:list-header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7" draw:layer="layout" svg:width="2.759cm" svg:height="1.471cm" svg:x="13.642cm" svg:y="14.096cm">
          <text:list text:style-name="L3">
            <text:list-header>
              <text:p text:style-name="P6"><text:span text:style-name="T8">EN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4.428cm" svg:height="4.189cm" draw:transform="skewX (0.0446804288510464) rotate (0.01745329251994) translate (8.894cm 9.685cm)">
          <text:p text:style-name="P6"><text:span text:style-name="T8">l1 == l2 &amp;&amp; l2 == l3 &amp;&amp; l3 == l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4.832cm" svg:height="1.291cm" svg:x="12.314cm" svg:y="12.424cm">
          <text:list text:style-name="L3">
            <text:list-header>
              <text:p text:style-name="P6"><text:span text:style-name="T8">O: Equilatero</text:span></text:p>
            </text:list-header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7" draw:layer="layout" svg:width="2.759cm" svg:height="1.471cm" svg:x="9.8cm" svg:y="16.329cm">
          <text:list text:style-name="L3">
            <text:list-header>
              <text:p text:style-name="P6"><text:span text:style-name="T8">EN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graphic-properties>
        <text:list-style style:name="Predefinit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o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graphic-properties>
        <text:list-style style:name="Titolo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o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o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2-outline2" style:family="presentation" style:parent-style-name="Titolo2-outline1">
      <style:graphic-properties>
        <text:list-style style:name="Titolo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olo2-outline3" style:family="presentation" style:parent-style-name="Titolo2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outline4" style:family="presentation" style:parent-style-name="Titolo2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outline5" style:family="presentation" style:parent-style-name="Titolo2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outline6" style:family="presentation" style:parent-style-name="Titolo2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outline7" style:family="presentation" style:parent-style-name="Titolo2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outline8" style:family="presentation" style:parent-style-name="Titolo2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outline9" style:family="presentation" style:parent-style-name="Titolo2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olo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r2" style:family="presentation" style:parent-style-name="Titolo1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3" style:family="presentation" style:parent-style-name="Titolo1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4" style:family="presentation" style:parent-style-name="Titolo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5" style:family="presentation" style:parent-style-name="Titolo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Titolo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Titolo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8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02cm" fo:min-width="0cm" fo:wrap-option="wrap"/>
    </style:style>
    <style:style style:name="Mpr9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02cm" fo:min-width="0cm" fo:wrap-option="wrap"/>
    </style:style>
    <style:style style:name="Mpr10" style:family="presentation" style:parent-style-name="Titolo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1" style:family="presentation" style:parent-style-name="Titolo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olo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3" style:family="presentation" style:parent-style-name="Titolo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0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it" fo:country="IT" style:language-asian="it" style:country-asian="IT" style:language-complex="it" style:country-complex="IT"/>
    </style:style>
    <style:style style:name="MT2" style:family="text">
      <style:text-properties fo:color="#000000" fo:font-family="'Times New Roman'" style:font-family-generic="roman" style:font-pitch="variable" fo:font-size="14pt" fo:language="it" fo:country="IT" style:font-family-asian="'Lucida Sans Unicode'" style:font-pitch-asian="variable" style:font-size-asian="14pt" style:language-asian="it" style:country-asian="IT" style:font-family-complex="'Lucida Sans Unicode'" style:font-pitch-complex="variable" style:font-size-complex="14pt" style:language-complex="it" style:country-complex="IT"/>
    </style:style>
    <style:style style:name="MT3" style:family="text">
      <style:text-properties fo:color="#000000" fo:font-family="Calibri" style:font-pitch="variable" fo:font-size="18pt" fo:language="it" fo:country="IT" style:font-family-asian="'Lucida Sans Unicode'" style:font-pitch-asian="variable" style:font-size-asian="18pt" style:language-asian="it" style:country-asian="IT" style:font-family-complex="'Lucida Sans Unicode'" style:font-pitch-complex="variable" style:font-size-complex="18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1.581cm" svg:height="4.074cm" svg:x="1.904cm" svg:y="5.918cm" presentation:class="titl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1">06/01/16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1"><text:page-number>&lt;numero&gt;</text:page-number></text:span></text:p>
            </text:list-header>
          </text:list>
        </draw:text-box>
      </draw:frame>
      <draw:frame presentation:style-name="Predefinito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finito-title" draw:layer="backgroundobjects" svg:width="14.834cm" svg:height="11.121cm" svg:x="3.074cm" svg:y="2.257cm" presentation:class="page"/>
        <draw:frame presentation:style-name="Predefinito-notes" draw:layer="backgroundobjects" svg:width="16.788cm" svg:height="13.352cm" svg:x="2.099cm" svg:y="14.107cm" presentation:class="notes" presentation:placeholder="true">
          <draw:text-box/>
        </draw:frame>
        <draw:frame draw:style-name="Mgr6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7" draw:text-style-name="MP8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8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9" draw:text-style-name="MP8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ero&gt;</text:page-number></text:span></text:p>
              </text:list-header>
            </text:list>
          </draw:text-box>
        </draw:frame>
      </presentation:notes>
    </style:master-page>
    <style:master-page style:name="Titolo1" style:page-layout-name="PM1" draw:style-name="Mdp1">
      <draw:frame presentation:style-name="Titolo1-title" draw:layer="backgroundobjects" svg:width="22.851cm" svg:height="3.166cm" svg:x="1.269cm" svg:y="0.763cm" presentation:class="title" presentation:placeholder="true">
        <draw:text-box/>
      </draw:frame>
      <draw:frame presentation:style-name="Titolo1-outline1" draw:layer="backgroundobjects" svg:width="22.851cm" svg:height="12.563cm" svg:x="1.269cm" svg:y="4.444cm" presentation:class="outline" presentation:placeholder="true">
        <draw:text-box/>
      </draw:frame>
      <draw:frame presentation:style-name="Mpr2" draw:text-style-name="MP10" draw:layer="backgroundobjects" svg:width="5.918cm" svg:height="1.005cm" svg:x="1.27cm" svg:y="17.656cm" presentation:class="date-time">
        <draw:text-box>
          <text:list text:style-name="ML2">
            <text:list-header>
              <text:p text:style-name="MP9"><text:span text:style-name="MT3">06/01/16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3" draw:text-style-name="MP10" draw:layer="backgroundobjects" svg:width="5.918cm" svg:height="1.005cm" svg:x="18.203cm" svg:y="17.656cm" presentation:class="page-number">
        <draw:text-box>
          <text:list text:style-name="ML2">
            <text:list-header>
              <text:p text:style-name="MP9"><text:span text:style-name="MT3"><text:page-number>&lt;nu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olo1-title" draw:layer="backgroundobjects" svg:width="14.834cm" svg:height="11.121cm" svg:x="3.074cm" svg:y="2.257cm" presentation:class="page"/>
        <draw:frame presentation:style-name="Titolo1-notes" draw:layer="backgroundobjects" svg:width="16.788cm" svg:height="13.352cm" svg:x="2.099cm" svg:y="14.107cm" presentation:class="notes" presentation:placeholder="true">
          <draw:text-box/>
        </draw:frame>
        <draw:frame presentation:style-name="Mpr4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8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6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8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ero&gt;</text:page-number></text:span></text:p>
              </text:list-header>
            </text:list>
          </draw:text-box>
        </draw:frame>
      </presentation:notes>
    </style:master-page>
    <style:master-page style:name="Titolo2" style:page-layout-name="PM1" draw:style-name="Mdp1">
      <draw:frame presentation:style-name="Titolo2-title" draw:layer="backgroundobjects" svg:width="22.847cm" svg:height="3.162cm" svg:x="1.269cm" svg:y="0.763cm" presentation:class="title" presentation:placeholder="true">
        <draw:text-box/>
      </draw:frame>
      <draw:frame presentation:style-name="Titolo2-outline1" draw:layer="backgroundobjects" svg:width="22.847cm" svg:height="12.559cm" svg:x="1.269cm" svg:y="4.444cm" presentation:class="outline" presentation:placeholder="true">
        <draw:text-box/>
      </draw:frame>
      <draw:frame presentation:style-name="Mpr8" draw:text-style-name="MP10" draw:layer="backgroundobjects" svg:width="5.913cm" svg:height="1.001cm" svg:x="1.269cm" svg:y="17.656cm" presentation:class="date-time">
        <draw:text-box>
          <text:list text:style-name="ML2">
            <text:list-header>
              <text:p text:style-name="MP9"><text:span text:style-name="MT3">05/01/16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9" draw:text-style-name="MP10" draw:layer="backgroundobjects" svg:width="5.914cm" svg:height="1.001cm" svg:x="18.203cm" svg:y="17.656cm" presentation:class="page-number">
        <draw:text-box>
          <text:list text:style-name="ML2">
            <text:list-header>
              <text:p text:style-name="MP9"><text:span text:style-name="MT3"><text:page-number>&lt;nu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olo2-title" draw:layer="backgroundobjects" svg:width="14.834cm" svg:height="11.121cm" svg:x="3.074cm" svg:y="2.257cm" presentation:class="page"/>
        <draw:frame presentation:style-name="Titolo2-notes" draw:layer="backgroundobjects" svg:width="16.788cm" svg:height="13.352cm" svg:x="2.099cm" svg:y="14.107cm" presentation:class="notes" presentation:placeholder="true">
          <draw:text-box/>
        </draw:frame>
        <draw:frame presentation:style-name="Mpr10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1" draw:text-style-name="MP8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2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3" draw:text-style-name="MP8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3DT22H17M21S</meta:editing-duration>
    <dc:date>2016-01-06T17:09:44.77</dc:date>
    <dc:creator>Marco Savino</dc:creator>
    <meta:editing-cycles>1</meta:editing-cycles>
    <meta:document-statistic meta:object-count="74"/>
    <meta:generator>OpenOffice/4.1.2$Win32 OpenOffice.org_project/412m3$Build-9782</meta:generator>
  </office:meta>
</office:document-meta>
</file>